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1" svg:font-family="'Droid Sans Mono'"/>
    <style:font-face style:name="Droid Sans Mono2"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3"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27e" officeooo:paragraph-rsid="0009927e"/>
    </style:style>
    <style:style style:name="P2" style:family="paragraph" style:parent-style-name="Standard">
      <style:paragraph-properties style:line-height-at-least="0.503cm"/>
      <style:text-properties fo:color="#d4d4d4" style:font-name="Droid Sans Mono2" fo:font-size="10.5pt" fo:font-weight="normal" fo:background-color="#1e1e1e"/>
    </style:style>
    <style:style style:name="P3" style:family="paragraph" style:parent-style-name="Standard">
      <style:paragraph-properties style:line-height-at-least="0.503cm"/>
      <style:text-properties fo:color="#6a9955" style:font-name="Droid Sans Mono2" fo:font-size="10.5pt" fo:font-weight="normal" fo:background-color="#1e1e1e"/>
    </style:style>
    <style:style style:name="P4" style:family="paragraph" style:parent-style-name="Standard">
      <style:text-properties fo:color="#6a9955" style:font-name="Droid Sans Mono2" fo:font-size="10.5pt" fo:font-weight="normal" officeooo:rsid="0009927e" officeooo:paragraph-rsid="0009927e" fo:background-color="#1e1e1e"/>
    </style:style>
    <style:style style:name="P5" style:family="paragraph" style:parent-style-name="Standard">
      <style:paragraph-properties style:line-height-at-least="0.503cm"/>
    </style:style>
    <style:style style:name="P6" style:family="paragraph" style:parent-style-name="Standard">
      <style:text-properties fo:font-weight="bold" officeooo:rsid="0009927e" officeooo:paragraph-rsid="0009927e" style:font-weight-asian="bold" style:font-weight-complex="bold"/>
    </style:style>
    <style:style style:name="T1" style:family="text">
      <style:text-properties fo:color="#c586c0"/>
    </style:style>
    <style:style style:name="T2" style:family="text">
      <style:text-properties fo:color="#c586c0" style:font-name="Droid Sans Mono2" fo:font-size="10.5pt" fo:font-weight="normal" fo:background-color="#1e1e1e" loext:char-shading-value="0"/>
    </style:style>
    <style:style style:name="T3" style:family="text">
      <style:text-properties fo:color="#d4d4d4" style:font-name="Droid Sans Mono2" fo:font-size="10.5pt" fo:font-weight="normal" fo:background-color="#1e1e1e" loext:char-shading-value="0"/>
    </style:style>
    <style:style style:name="T4" style:family="text">
      <style:text-properties fo:color="#4ec9b0" style:font-name="Droid Sans Mono2" fo:font-size="10.5pt" fo:font-weight="normal" fo:background-color="#1e1e1e" loext:char-shading-value="0"/>
    </style:style>
    <style:style style:name="T5" style:family="text">
      <style:text-properties fo:color="#9cdcfe"/>
    </style:style>
    <style:style style:name="T6" style:family="text">
      <style:text-properties fo:color="#9cdcfe" style:font-name="Droid Sans Mono2" fo:font-size="10.5pt" fo:font-weight="normal" fo:background-color="#1e1e1e" loext:char-shading-value="0"/>
    </style:style>
    <style:style style:name="T7" style:family="text">
      <style:text-properties fo:color="#ce917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aa0e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k at this docker file <text:s/>as :-</text:p>
      <text:p text:style-name="P1"/>
      <text:p text:style-name="P4"># Specify a base image</text:p>
      <text:p text:style-name="P5"><text:span text:style-name="T2">FROM</text:span><text:span text:style-name="T3"> </text:span><text:span text:style-name="T4">node</text:span><text:span text:style-name="T3">:</text:span><text:span text:style-name="T6">alpine</text:span></text:p>
      <text:p text:style-name="P5"><text:span text:style-name="T2">WORKDIR</text:span><text:span text:style-name="T3"> </text:span><text:span text:style-name="T6">/usr/app</text:span></text:p>
      <text:p text:style-name="P5"><text:span text:style-name="T6"/></text:p>
      <text:p text:style-name="P3"># Install some depenendencies</text:p>
      <text:p text:style-name="P2"><text:span text:style-name="T1">COPY</text:span> <text:span text:style-name="T5">./package.json</text:span> <text:span text:style-name="T5">./</text:span></text:p>
      <text:p text:style-name="P2"><text:span text:style-name="T1">RUN</text:span> <text:span text:style-name="T5">npm</text:span> <text:span text:style-name="T5">install</text:span> </text:p>
      <text:p text:style-name="P5"><text:span text:style-name="T2">COPY</text:span><text:span text:style-name="T3"> </text:span><text:span text:style-name="T6">./</text:span><text:span text:style-name="T3"> </text:span><text:span text:style-name="T6">./</text:span></text:p>
      <text:p text:style-name="P5"><text:span text:style-name="T6"/></text:p>
      <text:p text:style-name="P3"># Default command</text:p>
      <text:p text:style-name="P2"><text:span text:style-name="T1">CMD</text:span> <text:span text:style-name="T5">[</text:span><text:span text:style-name="T7">"npm"</text:span><text:span text:style-name="T5">,</text:span> <text:span text:style-name="T7">"start"</text:span><text:span text:style-name="T5">]</text:span></text:p>
      <text:p text:style-name="P1"/>
      <text:p text:style-name="P1"/>
      <text:p text:style-name="P1"><text:span text:style-name="T8">WORKDIR</text:span> :- this means all the file that we copy from our host machine will be save in WORKDIR other wise files will store in root directory(which is not the good practice) as it always have danger of deleting or overwriting system file which is on root.</text:p>
      <text:p text:style-name="P1"/>
      <text:p text:style-name="P6">COPY ./package.json ./ :- <text:span text:style-name="T9">this is written before npm install because, if something change to this file happen then it will install package otherwise it will use cache and skip unnecessary reinstallation. And suppose if index.html change if will reflect as it is.</text:span></text:p>
      <text:p text:style-name="P6"><text:span text:style-name="T9"/></text:p>
      <text:p text:style-name="P6"><text:span text:style-name="T9">Otherwise if we write COPY ./ ./ before npm install, it will install package again even if we change index.html.</text:span></text:p>
      <text:p text:style-name="P6"><text:span text:style-name="T9"/></text:p>
      <text:p text:style-name="P6"><text:span text:style-name="T9">At last CMD tell which commd to execute if we run container </text:span><text:span text:style-name="T10">without specify any commad. This is just like by defaualt command.</text:span></text:p>
      <text:p text:style-name="P6"><text:span text:style-name="T10"/></text:p>
      <text:p text:style-name="P6"><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1" svg:font-family="'Droid Sans Mono'"/>
    <style:font-face style:name="Droid Sans Mono2"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3"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5:35:06.408892035</meta:creation-date>
    <dc:date>2021-04-10T15:46:20.502103909</dc:date>
    <meta:editing-duration>PT53S</meta:editing-duration>
    <meta:editing-cycles>1</meta:editing-cycles>
    <meta:document-statistic meta:table-count="0" meta:image-count="0" meta:object-count="0" meta:page-count="1" meta:paragraph-count="14" meta:word-count="168" meta:character-count="952" meta:non-whitespace-character-count="796"/>
    <meta:generator>LibreOffice/6.4.6.2$Linux_X86_64 LibreOffice_project/40$Build-2</meta:generator>
  </office:meta>
</office:document-meta>
</file>